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style:text-underline-style="solid" style:text-underline-width="auto" style:text-underline-color="font-color" officeooo:rsid="00188d87" officeooo:paragraph-rsid="00188d87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color="#000000" fo:font-size="12pt" fo:language="en" fo:country="GB" style:text-underline-style="none" fo:font-weight="normal" officeooo:rsid="001d7b5e" officeooo:paragraph-rsid="001d7b5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2pt" fo:language="en" fo:country="GB" style:text-underline-style="none" fo:font-weight="normal" officeooo:rsid="001dc923" officeooo:paragraph-rsid="002b2d6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2pt" fo:language="en" fo:country="GB" style:text-underline-style="solid" style:text-underline-width="auto" style:text-underline-color="font-color" fo:font-weight="normal" officeooo:rsid="001dc923" officeooo:paragraph-rsid="001dc92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1f085a" officeooo:paragraph-rsid="0020e436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2b2d6c" officeooo:paragraph-rsid="002b2d6c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88d87" officeooo:paragraph-rsid="00188d8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2pt" fo:language="en" fo:country="GB" style:text-underline-style="solid" style:text-underline-width="auto" style:text-underline-color="font-color" fo:font-weight="bold" officeooo:rsid="001dc923" officeooo:paragraph-rsid="001dc923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1" style:family="text">
      <style:text-properties officeooo:rsid="0028a9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de:</text:p>
      <text:p text:style-name="P1"/>
      <text:p text:style-name="P5"><text:span text:style-name="T1">public </text:span>class <text:span text:style-name="T1">Main</text:span> {<text:line-break/> <text:s text:c="3"/>public static void main(String[] args) {<text:line-break/> <text:s text:c="7"/>int doublenumber; <text:line-break/> <text:s text:c="7"/>int halfnumber;<text:line-break/><text:line-break/> <text:s text:c="7"/>int initialnumber = 100;<text:line-break/> <text:s text:c="7"/>System.out.println("Your starting value is: " + initialnumber);<text:line-break/> <text:s text:c="7"/>doublenumber = initialnumber * 2;<text:line-break/> <text:s text:c="7"/>System.out.println("Double your starting value is: " + doublenumber);<text:line-break/> <text:s text:c="7"/>halfnumber = initialnumber / 2;<text:line-break/> <text:s text:c="7"/>System.out.println("Half your starting value is: " + halfnumber);<text:line-break/> <text:s text:c="7"/>System.out.println();<text:line-break/> <text:s text:c="3"/>}<text:line-break/>}</text:p>
      <text:p text:style-name="P2"/>
      <text:p text:style-name="P8">Explanation:</text:p>
      <text:p text:style-name="P4"/>
      <text:p text:style-name="P6">– Line #1 declares a class, and Line #2 defines it.</text:p>
      <text:p text:style-name="P6">– Line #3 declares the variable 'doublenumber' and its variable type.</text:p>
      <text:p text:style-name="P6">– Line #4 declares the variable 'halfnumber' and its variable type.</text:p>
      <text:p text:style-name="P6"/>
      <text:p text:style-name="P6">– Line #6 declares the variable 'initialnumber' and its variable type. It sets the value of 'initialnumber' as 100.</text:p>
      <text:p text:style-name="P6">– Line #7 prints the value of 'initialnumber'.</text:p>
      <text:p text:style-name="P6">– Line #8 sets the value of 'doublenumber' as the value of 'initialnumber' multiplied by two.</text:p>
      <text:p text:style-name="P6">– Line #9 prints the value of 'doublenumber'.</text:p>
      <text:p text:style-name="P6">– Line #10 sets the value of 'halfnumber' as the value of 'initialnumber' divided by two.</text:p>
      <text:p text:style-name="P6">– Line #11 prints the value of 'halfnumber'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M28S</meta:editing-duration>
    <meta:editing-cycles>23</meta:editing-cycles>
    <meta:generator>LibreOffice/5.0.4.2$Windows_x86 LibreOffice_project/2b9802c1994aa0b7dc6079e128979269cf95bc78</meta:generator>
    <dc:date>2022-05-30T15:19:46.449000000</dc:date>
    <meta:document-statistic meta:table-count="0" meta:image-count="0" meta:object-count="0" meta:page-count="1" meta:paragraph-count="12" meta:word-count="155" meta:character-count="1129" meta:non-whitespace-character-count="895"/>
    <meta:user-defined meta:name="Info 1"/>
    <meta:user-defined meta:name="Info 2"/>
    <meta:user-defined meta:name="Info 3"/>
    <meta:user-defined meta:name="Info 4"/>
  </office:meta>
</office:document-meta>
</file>